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MON BUS SYSTEM</text:p>
      <text:p text:style-name="Standard"/>
      <text:p text:style-name="Standard">hidden in the background the adder logic</text:p>
      <text:p text:style-name="Standard">and the output will be latched to the AC accumulator</text:p>
      <text:p text:style-name="Standard"/>
      <text:p text:style-name="Standard">input is using clock, output is continuous</text:p>
      <text:p text:style-name="Standard"/>
      <text:p text:style-name="Standard">though registers and memory need clock, adders and other programs do not need the clock</text:p>
      <text:p text:style-name="Standard">memory for what? Memory will change in the future, output stays</text:p>
      <text:p text:style-name="Standard">eternal memory is counted as one type of input</text:p>
      <text:p text:style-name="Standard"/>
      <text:p text:style-name="Standard">if you have memory building, like sequential circuit, it will hold part of the output for the next input</text:p>
      <text:p text:style-name="Standard"/>
      <text:p text:style-name="Standard">combinational circuit, like decoders and multiplexors</text:p>
      <text:p text:style-name="Standard">sequential circuit are feedback</text:p>
      <text:p text:style-name="Standard"/>
      <text:p text:style-name="Standard">BC instruction cycle</text:p>
      <text:p text:style-name="Standard">T0 is from the sequence counter where the binary is decoded to unary</text:p>
      <text:p text:style-name="Standard">counter is not binary by default?</text:p>
      <text:p text:style-name="Standard">4-bit binary system, 4-bit sequential counter</text:p>
      <text:p text:style-name="Standard">increment or clear to 0</text:p>
      <text:p text:style-name="Standard"/>
      <text:p text:style-name="Standard">Control Unit of a basic computer</text:p>
      <text:p text:style-name="Standard">close-up of instructon register</text:p>
      <text:p text:style-name="Standard">single wire on T0 is true, </text:p>
      <text:p text:style-name="Standard"/>
      <text:p text:style-name="Standard">instructions also go thru decoding</text:p>
      <text:p text:style-name="Standard">3x8 decoder</text:p>
      <text:p text:style-name="Standard"/>
      <text:p text:style-name="Standard">INSTRUCTION CYCLE</text:p>
      <text:p text:style-name="Standard">T0 from the previous slide</text:p>
      <text:p text:style-name="Standard">T1 from IR, Memory addressed by AR will fetch 16-bit output</text:p>
      <text:p text:style-name="Standard">propagate to the bus and the other components will receive</text:p>
      <text:p text:style-name="Standard">decoded result T2 D0..D7 will be</text:p>
      <text:p text:style-name="Standard"/>
      <text:p text:style-name="Standard"/>
      <text:p text:style-name="Standard">DETERMINE THE TYPE OF INSTRUCTION flowchart</text:p>
      <text:p text:style-name="Standard"/>
      <text:p text:style-name="Standard">D7 receiving 3-bit T's</text:p>
      <text:p text:style-name="Standard">M[AR] &gt; IR &gt; AR</text:p>
      <text:p text:style-name="Standard">M[AR] &gt; AR</text:p>
      <text:p text:style-name="Standard"/>
      <text:p text:style-name="Standard">SC &lt; 0</text:p>
      <text:p text:style-name="Standard"/>
      <text:p text:style-name="Standard">MEMORY REFERENCE INSTRUCTIONS FLOWCHART</text:p>
      <text:p text:style-name="Standard">7 instructions, all have to do with fetching the memory</text:p>
      <text:p text:style-name="Standard">7 clock cycles</text:p>
      <text:p text:style-name="Standard"/>
      <text:p text:style-name="Standard"/>
      <text:p text:style-name="Standard"><text:soft-page-break/>***reset the sequence counter “___&lt;- 0”</text:p>
      <text:p text:style-name="Standard"/>
      <text:p text:style-name="Standard">PC fetches an instruction then it gets incremented</text:p>
      <text:p text:style-name="Standard">100 → 101</text:p>
      <text:p text:style-name="Standard">BSA__________L2 (Instr Reg)</text:p>
      <text:p text:style-name="Standard">return address (address continues)</text:p>
      <text:p text:style-name="Standard">resume the instruction from the original caller</text:p>
      <text:p text:style-name="Standard"/>
      <text:p text:style-name="Standard">L2: has the location to save 101</text:p>
      <text:p text:style-name="Standard">in the memory of AR</text:p>
      <text:p text:style-name="Standard"/>
      <text:p text:style-name="Standard">BSA</text:p>
      <text:p text:style-name="Standard">program counter is saved in the memory location of AR</text:p>
      <text:p text:style-name="Standard">then you increment AR by 1</text:p>
      <text:p text:style-name="Standard"/>
      <text:p text:style-name="Standard">every time PC receives instruction, increment it</text:p>
      <text:p text:style-name="Standard"/>
      <text:p text:style-name="Standard">REGISTER REFERENCE INSTRUCTIONS</text:p>
      <text:p text:style-name="Standard"/>
      <text:p text:style-name="Standard">CL clear</text:p>
      <text:p text:style-name="Standard">CM compliment (reverse the bits)</text:p>
      <text:p text:style-name="Standard"/>
      <text:p text:style-name="Standard">3 categories of instructions for modern computer</text:p>
      <text:p text:style-name="Standard">memory reference, register reference, <text:s/>I/O</text:p>
      <text:p text:style-name="Standard"/>
      <text:p text:style-name="Standard">I/O AND INTERRUPT</text:p>
      <text:p text:style-name="Standard">handshaking, et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18T17:29:17.53</meta:creation-date>
    <meta:document-statistic meta:table-count="0" meta:image-count="0" meta:object-count="0" meta:page-count="2" meta:paragraph-count="52" meta:word-count="313" meta:character-count="1836"/>
    <dc:date>2018-09-18T18:42:01.57</dc:date>
    <meta:editing-duration>PT11M50S</meta:editing-duration>
    <meta:editing-cycles>1</meta:editing-cycles>
    <meta:generator>OpenOffice/4.1.1$Win32 OpenOffice.org_project/411m6$Build-9775</meta:generator>
  </office:meta>
</office:document-meta>
</file>